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Minimundo</text:span></text:p>
      <text:p text:style-name="P1"><text:span text:style-name="T2"/></text:p>
      <text:p text:style-name="P1"><text:span text:style-name="T3"><text:tab/>A farmácia Drogavida, localizada na Rua Padre João, número 90, na cidade de Januária, Brasil sempre gerenciou todas as atividades do comércio via papéis, o que gerava grande atraso na relação estoque/caixa e grande dificuldade com relação aos pedidos e orçamentos do cliente. Davi Luís Fernandes, atual dono da farmácia, deseja um software que auxilie no gerenciamento de estoque, vendas, compras e que faça o controle de pessoas(clientes, usuários, administradores), emitindo relatórios de venda, compra, preços de tabela, receitas médicas e reposição de produtos.</text:span></text:p>
      <text:p text:style-name="P1"><text:span text:style-name="T3"><text:tab/>No dia a dia da farmácia, são encontrados diversos problemas na gestão de estoque, principalmente para controle de produtos disponíveis. Muitas vezes o cliente fazia o pedido de um medicamento ou produto, e o funcionário tinha que averiguar todo o estoque a procura do que foi indicado, gerando uma grande probabilidade de erros, pois o produto poderia estar disponível, mas não encontrado pelo funcionário, ou não estaria disponível e não teria nenhum lembrete eficiente para que fosse feita a reposição deste.</text:span></text:p>
      <text:p text:style-name="P1"><text:span text:style-name="T3"><text:tab/>Deseja-se, nessa empresa, que seja gerado um cupom fiscal para cada venda ou compra, contendo todos os elementos dela(produtos, preço unitário, preço total, tarifas, fornecedor, data, etc), e forneça os dias de pagamento das parcelas caso seja a prazo, para que se possa ter uma maior segurança, um controle maior em relação aos clientes e sobre o caixa da empresa.</text:span></text:p>
      <text:p text:style-name="P1"><text:span text:style-name="T3"><text:tab/></text:span></text:p>
      <text:p text:style-name="P1"><text:span text:style-name="T3"><text:tab/></text:span></text:p>
      <text:p text:style-name="P1"><text:span text:style-name="T3"><text:tab/></text:span></text:p>
      <text:p text:style-name="P1"><text:span text:style-name="T3"><text:tab/></text:span></text:p>
      <text:p text:style-name="P1"><text:span text:style-name="T4"/></text:p>
      <text:p text:style-name="P1"><text:span text:style-name="T5"><text:tab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